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>
      <style:text-properties fo:language="en" fo:country="US"/>
    </style:style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T21" style:parent-style-name="Domyślnaczcionkaakapitu" style:family="text">
      <style:text-properties fo:background-color="#00FFFF" fo:language="en" fo:country="US"/>
    </style:style>
    <style:style style:name="T22" style:parent-style-name="Domyślnaczcionkaakapitu" style:family="text">
      <style:text-properties fo:background-color="#00FFFF"/>
    </style:style>
    <style:style style:name="T23" style:parent-style-name="Domyślnaczcionkaakapitu" style:family="text">
      <style:text-properties fo:background-color="#00FFFF" fo:language="en" fo:country="US"/>
    </style:style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T39" style:parent-style-name="Domyślnaczcionkaakapitu" style:family="text">
      <style:text-properties fo:background-color="#00FFFF" fo:language="en" fo:country="US"/>
    </style:style>
    <style:style style:name="T40" style:parent-style-name="Domyślnaczcionkaakapitu" style:family="text">
      <style:text-properties fo:background-color="#00FFFF" fo:language="en" fo:country="US"/>
    </style:style>
    <style:style style:name="T41" style:parent-style-name="Domyślnaczcionkaakapitu" style:family="text">
      <style:text-properties fo:background-color="#00FFFF"/>
    </style:style>
    <style:style style:name="T42" style:parent-style-name="Domyślnaczcionkaakapitu" style:family="text">
      <style:text-properties fo:background-color="#00FFFF" fo:language="en" fo:country="US"/>
    </style:style>
    <style:style style:name="T43" style:parent-style-name="Domyślnaczcionkaakapitu" style:family="text">
      <style:text-properties fo:background-color="#00FFFF"/>
    </style:style>
    <style:style style:name="T44" style:parent-style-name="Domyślnaczcionkaakapitu" style:family="text">
      <style:text-properties fo:background-color="#00FFFF" fo:language="en" fo:country="US"/>
    </style:style>
    <style:style style:name="P45" style:parent-style-name="Standard" style:family="paragraph">
      <style:text-properties fo:background-color="#00FFFF"/>
    </style:style>
    <style:style style:name="P46" style:parent-style-name="Standard" style:family="paragraph">
      <style:text-properties fo:background-color="#00FFFF"/>
    </style:style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T51" style:parent-style-name="Domyślnaczcionkaakapitu" style:family="text">
      <style:text-properties fo:language="en" fo:country="US"/>
    </style:style>
    <style:style style:name="P52" style:parent-style-name="Standard" style:family="paragraph"/>
    <style:style style:name="T53" style:parent-style-name="Domyślnaczcionkaakapitu" style:family="text">
      <style:text-properties fo:language="en" fo:country="US"/>
    </style:style>
    <style:style style:name="P54" style:parent-style-name="Standard" style:family="paragraph"/>
    <style:style style:name="T55" style:parent-style-name="Domyślnaczcionkaakapitu" style:family="text">
      <style:text-properties fo:language="en" fo:country="US"/>
    </style:style>
    <style:style style:name="T56" style:parent-style-name="Domyślnaczcionkaakapitu" style:family="text">
      <style:text-properties fo:language="en" fo:country="US"/>
    </style:style>
    <style:style style:name="P5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8" style:parent-style-name="Standard" style:family="paragraph">
      <style:text-properties fo:background-color="#00FFFF"/>
    </style:style>
    <style:style style:name="P59" style:parent-style-name="Standard" style:family="paragraph"/>
    <style:style style:name="T60" style:parent-style-name="Domyślnaczcionkaakapitu" style:family="text">
      <style:text-properties fo:background-color="#00FFFF"/>
    </style:style>
    <style:style style:name="T61" style:parent-style-name="Domyślnaczcionkaakapitu" style:family="text">
      <style:text-properties fo:background-color="#00FFFF" fo:language="en" fo:country="US"/>
    </style:style>
    <style:style style:name="T62" style:parent-style-name="Domyślnaczcionkaakapitu" style:family="text">
      <style:text-properties fo:background-color="#00FFFF"/>
    </style:style>
    <style:style style:name="P63" style:parent-style-name="Standard" style:family="paragraph"/>
    <style:style style:name="T64" style:parent-style-name="Domyślnaczcionkaakapitu" style:family="text">
      <style:text-properties fo:background-color="#00FFFF"/>
    </style:style>
    <style:style style:name="T65" style:parent-style-name="Domyślnaczcionkaakapitu" style:family="text">
      <style:text-properties fo:background-color="#00FFFF" fo:language="en" fo:country="US"/>
    </style:style>
    <style:style style:name="T66" style:parent-style-name="Domyślnaczcionkaakapitu" style:family="text">
      <style:text-properties fo:background-color="#00FFFF"/>
    </style:style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/>
    <style:style style:name="P75" style:parent-style-name="Standard" style:family="paragraph"/>
    <style:style style:name="T76" style:parent-style-name="Domyślnaczcionkaakapitu" style:family="text">
      <style:text-properties fo:language="en" fo:country="US"/>
    </style:style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Standard" style:family="paragraph"/>
    <style:style style:name="P82" style:parent-style-name="Standard" style:family="paragraph"/>
  </office:automatic-styles>
  <office:body>
    <office:text text:use-soft-page-breaks="true">
      <text:p text:style-name="P1">Tabele podstawowe: Ingredients, Recipes, Processes, Projects, Tools, Employees, Suppliers, Data_types</text:p>
      <text:p text:style-name="P2">Tabele pomocnicze:</text:p>
      <text:p text:style-name="P3">Process_data, Tools_in_use, Ingredients_for_recipe,<text:s/>Tools_for_recipe, Authorized_employees</text:p>
      <text:p text:style-name="Standard">Format atrybutu: nazwa (typ_danych), funkcja atrybutu w bazie, ograniczenia</text:p>
      <text:p text:style-name="Standard">Typy funkcji atrybutów i ograniczeń:</text:p>
      <text:list text:style-name="WWNum13">
        <text:list-item>
          <text:p text:style-name="P4">primary key: P</text:p>
        </text:list-item>
        <text:list-item>
          <text:p text:style-name="P5">foreign key: F</text:p>
        </text:list-item>
        <text:list-item>
          <text:p text:style-name="P6">not null: NNL</text:p>
        </text:list-item>
        <text:list-item>
          <text:p text:style-name="P7">unique: U</text:p>
        </text:list-item>
        <text:list-item>
          <text:p text:style-name="P8">default value x: DEF x</text:p>
        </text:list-item>
        <text:list-item>
          <text:p text:style-name="P9">check condition: CHK condition</text:p>
        </text:list-item>
      </text:list>
      <text:p text:style-name="Standard"/>
      <text:p text:style-name="Standard">[ ] – atrybut lub ograniczenie opcjonalne</text:p>
      <text:p text:style-name="P10"/>
      <text:p text:style-name="P11"/>
      <text:p text:style-name="P12">ERD</text:p>
      <text:p text:style-name="P13"/>
      <text:p text:style-name="Standard">Suppliers:</text:p>
      <text:list text:style-name="WWNum9">
        <text:list-item>
          <text:p text:style-name="P14">supplier_id (NUMBER(4)), P</text:p>
        </text:list-item>
        <text:list-item>
          <text:p text:style-name="P15">supplier_name (varchar2(50)), NNL</text:p>
        </text:list-item>
        <text:list-item>
          <text:p text:style-name="P16">phone_number (varchar2(14)), NNL; U; [CHK phone_number_valid]</text:p>
        </text:list-item>
        <text:list-item>
          <text:p text:style-name="P17">address (varchar2(50))</text:p>
        </text:list-item>
      </text:list>
      <text:p text:style-name="Standard"/>
      <text:p text:style-name="Standard">Ingredients:</text:p>
      <text:list text:style-name="WWNum6">
        <text:list-item>
          <text:p text:style-name="P18">ingredient_id (NUMBER(5)), P</text:p>
        </text:list-item>
      </text:list>
      <text:list text:style-name="WWNum5">
        <text:list-item>
          <text:p text:style-name="P19">ingredient_name (varchar2(100)), NNL</text:p>
        </text:list-item>
        <text:list-item>
          <text:p text:style-name="P20"><text:span text:style-name="T21">quantity (NUMBER(7)),<text:s/></text:span><text:span text:style-name="T22">NNL</text:span><text:span text:style-name="T23">, DEF 0; CHK &gt;=0</text:span></text:p>
        </text:list-item>
        <text:list-item>
          <text:p text:style-name="P24">notes (varchar2(100))</text:p>
        </text:list-item>
        <text:list-item>
          <text:p text:style-name="P25">supplier_id (NUMBER(4)) F</text:p>
        </text:list-item>
      </text:list>
      <text:p text:style-name="Standard"/>
      <text:p text:style-name="Standard">Tools:</text:p>
      <text:list text:style-name="WWNum11" text:continue-numbering="true">
        <text:list-item>
          <text:p text:style-name="P26">tool_id (NUMBER(5)), P</text:p>
        </text:list-item>
        <text:list-item>
          <text:p text:style-name="P27">type (varchar2(50)), NNL</text:p>
        </text:list-item>
        <text:list-item>
          <text:p text:style-name="P28">model (varchar2(50))</text:p>
        </text:list-item>
        <text:list-item>
          <text:p text:style-name="P29">manufacturer_name (varchar2(50))</text:p>
        </text:list-item>
      </text:list>
      <text:p text:style-name="Standard"/>
      <text:p text:style-name="Standard">Employees:</text:p>
      <text:list text:style-name="WWNum2">
        <text:list-item>
          <text:p text:style-name="P30">employee_id (NUMBER(5)), P</text:p>
        </text:list-item>
        <text:list-item>
          <text:p text:style-name="P31">first_name (varchar2(50)), NNL</text:p>
        </text:list-item>
        <text:list-item>
          <text:p text:style-name="P32">last_name (varchar2(50)), NNL</text:p>
        </text:list-item>
        <text:list-item>
          <text:p text:style-name="P33">salary (NUMBER(5)), CHK &gt;=0</text:p>
        </text:list-item>
      </text:list>
      <text:p text:style-name="Standard"/>
      <text:p text:style-name="Standard">Processes:</text:p>
      <text:list text:style-name="WWNum4">
        <text:list-item>
          <text:p text:style-name="P34">process_id (NUMBER(5)), P</text:p>
        </text:list-item>
        <text:list-item>
          <text:p text:style-name="P35">project_id (NUMBER(5)), F; NNL</text:p>
        </text:list-item>
        <text:list-item>
          <text:p text:style-name="P36">recipe_id (NUMBER(5)), F; NNL</text:p>
        </text:list-item>
        <text:list-item>
          <text:p text:style-name="P37">employee_id (NUMBER(5)), F; NNL</text:p>
        </text:list-item>
        <text:list-item>
          <text:p text:style-name="P38"><text:span text:style-name="T39">status<text:s/></text:span><text:span text:style-name="T40">(varchar2(</text:span><text:span text:style-name="T41">11</text:span><text:span text:style-name="T42">)), NNL;<text:s/></text:span><text:span text:style-name="T43">DEF ‘planned’</text:span><text:span text:style-name="T44">; CHK IN (‘in_progress’, ‘planned’, ‘success’,’fail’)</text:span></text:p>
        </text:list-item>
        <text:list-item>
          <text:p text:style-name="P45">start_date (timestamp())</text:p>
        </text:list-item>
        <text:list-item>
          <text:p text:style-name="P46">end_date (timestamp())</text:p>
        </text:list-item>
        <text:list-item>
          <text:p text:style-name="P47">notes (varchar2(1000))</text:p>
        </text:list-item>
      </text:list>
      <text:p text:style-name="Standard"/>
      <text:p text:style-name="Standard">Data_types:</text:p>
      <text:list text:style-name="WWNum10">
        <text:list-item>
          <text:p text:style-name="P48">data_type (varchar2(30)), P</text:p>
        </text:list-item>
      </text:list>
      <text:list text:style-name="WWNum10" text:continue-numbering="true">
        <text:list-item>
          <text:p text:style-name="P49">unit (varchar2(15))</text:p>
        </text:list-item>
      </text:list>
      <text:p text:style-name="Standard"/>
      <text:p text:style-name="Standard">/*Wykaz danych procesu*/</text:p>
      <text:p text:style-name="Standard">Process_Data:</text:p>
      <text:list text:style-name="WWNum7">
        <text:list-item>
          <text:p text:style-name="P50">process_id (NUMBER(5)), F;<text:span text:style-name="T51"><text:s/></text:span>P</text:p>
        </text:list-item>
        <text:list-item>
          <text:p text:style-name="P52">data_type (varchar2(30)), F<text:span text:style-name="T53">;<text:s/></text:span>P</text:p>
        </text:list-item>
        <text:list-item>
          <text:p text:style-name="P54"><text:span text:style-name="T55">data_value (</text:span>NUMBER(20,5))<text:span text:style-name="T56">, NNL;<text:s/></text:span>DEF 0</text:p>
        </text:list-item>
      </text:list>
      <text:p text:style-name="P57"/>
      <text:p text:style-name="Standard">/*Wykaz aktualnie używanych narzędzi*/</text:p>
      <text:p text:style-name="P58">Tools_in_use:</text:p>
      <text:list text:style-name="WWNum14">
        <text:list-item>
          <text:p text:style-name="P59"><text:span text:style-name="T60">process_id (NUMBER(5)), F;</text:span><text:span text:style-name="T61"><text:s/></text:span><text:span text:style-name="T62">P</text:span></text:p>
        </text:list-item>
        <text:list-item>
          <text:p text:style-name="P63"><text:span text:style-name="T64">tool_id (NUMBER(5)), F;</text:span><text:span text:style-name="T65"><text:s/></text:span><text:span text:style-name="T66">P</text:span></text:p>
        </text:list-item>
      </text:list>
      <text:p text:style-name="Standard"/>
      <text:p text:style-name="Standard">Recipes:</text:p>
      <text:list text:style-name="WWNum1">
        <text:list-item>
          <text:p text:style-name="P67">recipe_id (NUMBER(5)), P</text:p>
        </text:list-item>
      </text:list>
      <text:list text:style-name="WWNum16">
        <text:list-item>
          <text:p text:style-name="P68">recipe_name (varchar2(100)), NNL</text:p>
        </text:list-item>
        <text:list-item>
          <text:p text:style-name="P69">description (varchar2(1000)), NNL</text:p>
        </text:list-item>
      </text:list>
      <text:p text:style-name="Standard"/>
      <text:p text:style-name="Standard">/* Wykaz składników potrzebnych do wykonania receptury */</text:p>
      <text:p text:style-name="Standard">Ingredients_for_recipe:</text:p>
      <text:list text:style-name="WWNum8">
        <text:list-item>
          <text:p text:style-name="P70">recipe_id (NUMBER(5)), F;<text:s/>P</text:p>
        </text:list-item>
        <text:list-item>
          <text:p text:style-name="P71">ingredient_id (NUMBER(5)), F;<text:s/>P</text:p>
        </text:list-item>
        <text:list-item>
          <text:p text:style-name="P72">ingredient_quantity (NUMBER(7)), NNL; CHK &gt; 0</text:p>
        </text:list-item>
      </text:list>
      <text:p text:style-name="P73"/>
      <text:p text:style-name="Standard">/* Wykaz narzędzi używanych w recepturze */</text:p>
      <text:p text:style-name="Standard">Tools_for_recipe:</text:p>
      <text:list text:style-name="WWNum15">
        <text:list-item>
          <text:p text:style-name="P74">recipe_id (NUMBER(5)), F;<text:s/>P</text:p>
        </text:list-item>
        <text:list-item>
          <text:p text:style-name="P75">tool_id (NUMBER(5)), F;<text:span text:style-name="T76"><text:s/></text:span>P</text:p>
        </text:list-item>
      </text:list>
      <text:p text:style-name="Standard"/>
      <text:p text:style-name="Standard">Projects:</text:p>
      <text:list text:style-name="WWNum3">
        <text:list-item>
          <text:p text:style-name="P77">project_id (NUMBER(5)), P</text:p>
        </text:list-item>
        <text:list-item>
          <text:p text:style-name="P78">project_name (varchar2(30)), U</text:p>
        </text:list-item>
        <text:list-item>
          <text:p text:style-name="P79">manager_id (NUMBER(5)); F NNL</text:p>
        </text:list-item>
        <text:list-item>
          <text:p text:style-name="P80">description (varchar2(1000))</text:p>
        </text:list-item>
      </text:list>
      <text:p text:style-name="Standard"/>
      <text:p text:style-name="Standard">/* Wykaz<text:s/>pracowników uprawnionych do wglądu w projekt */</text:p>
      <text:p text:style-name="Standard">Authorized_employees:</text:p>
      <text:list text:style-name="WWNum12">
        <text:list-item>
          <text:p text:style-name="P81">project_id (NUMBER(5)), F;<text:s/>P</text:p>
        </text:list-item>
        <text:list-item>
          <text:p text:style-name="P82">employee_id (NUMBER(5)), F;<text:s/>P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paragraph-properties fo:widows="2" fo:orphans="2"/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ytuł" style:display-name="Tytuł" style:family="paragraph" style:parent-style-name="Normalny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agłówek" style:display-name="Nagłówek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Plona</dc:creator>
    <meta:creation-date>2019-06-07T09:30:00Z</meta:creation-date>
    <dc:date>2019-06-07T15:17:00Z</dc:date>
    <meta:template xlink:href="Normal.dotm" xlink:type="simple"/>
    <meta:editing-cycles>7</meta:editing-cycles>
    <meta:editing-duration>PT3600S</meta:editing-duration>
    <meta:document-statistic meta:page-count="2" meta:paragraph-count="4" meta:word-count="332" meta:character-count="2323" meta:row-count="16" meta:non-whitespace-character-count="1995"/>
  </office:meta>
</office:document-meta>
</file>